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.929cm"/>
    </style:style>
    <style:style style:name="gr2" style:family="graphic" style:parent-style-name="standard">
      <style:graphic-properties svg:stroke-color="#ff7f00" draw:fill-color="#ff7f00" draw:textarea-horizontal-align="justify" draw:textarea-vertical-align="middle" draw:auto-grow-height="false" fo:min-height="2.163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7f00" draw:fill-color="#ff7f00" draw:textarea-horizontal-align="justify" draw:textarea-vertical-align="middle" draw:auto-grow-height="false" fo:min-height="0.766cm" fo:min-width="0.643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766cm" fo:min-width="0.643cm"/>
    </style:style>
    <style:style style:name="gr6" style:family="graphic" style:parent-style-name="standard">
      <style:graphic-properties draw:fill-color="#2bd22b" draw:textarea-horizontal-align="justify" draw:textarea-vertical-align="middle" draw:auto-grow-height="false" fo:min-height="0.688cm" fo:min-width="0.644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9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11" style:family="graphic" style:parent-style-name="standard">
      <style:graphic-properties draw:stroke="none" svg:stroke-color="#000000" draw:fill="none" draw:fill-color="#ffffff" fo:min-height="1.173cm"/>
    </style:style>
    <style:style style:name="P1" style:family="paragraph">
      <style:paragraph-properties fo:text-align="center"/>
    </style:style>
    <style:style style:name="P2" style:family="paragraph">
      <loext:graphic-properties draw:fill-color="#ff7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2bd22b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3.429cm" svg:height="2.413cm" svg:x="30.337cm" svg:y="5.318cm">
            <text:p text:style-name="P1">Lime DAC </text:p>
            <text:p text:style-name="P1">HDL Device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3.429cm" svg:height="2.413cm" svg:x="25.638cm" svg:y="12.557cm">
            <text:p text:style-name="P1">Rx</text:p>
            <text:p text:style-name="P1">RCC Proxy</text:p>
            <text:p text:style-name="P1">Workers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33.139cm" svg:y1="2.651cm" svg:x2="33.766cm" svg:y2="6.524cm" draw:start-shape="id1" draw:start-glue-point="4" draw:end-shape="id2" draw:end-glue-point="1" svg:d="M33139 2651v1333h1127v2540h-500" svg:viewBox="0 0 1128 3874">
            <text:p/>
          </draw:connector>
          <draw:custom-shape draw:style-name="gr4" draw:text-style-name="P2" draw:layer="layout" svg:width="1.143cm" svg:height="1.016cm" svg:x="2.786cm" svg:y="1.76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143cm" svg:height="1.016cm" svg:x="2.78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11" draw:id="id11" draw:layer="layout" svg:width="1.143cm" svg:height="1.778cm" svg:x="1.516cm" svg:y="11.9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" draw:text-style-name="P6" draw:layer="layout" svg:width="5.08cm" svg:height="1.016cm" svg:x="3.929cm" svg:y="1.762cm">
            <draw:text-box>
              <text:p>Software Worker</text:p>
            </draw:text-box>
          </draw:frame>
          <draw:frame draw:style-name="gr7" draw:text-style-name="P6" draw:layer="layout" svg:width="5.08cm" svg:height="1.016cm" svg:x="3.929cm" svg:y="3.286cm">
            <draw:text-box>
              <text:p>FPGA Worker</text:p>
            </draw:text-box>
          </draw:frame>
          <draw:custom-shape draw:style-name="gr8" draw:text-style-name="P1" xml:id="id3" draw:id="id3" draw:layer="layout" svg:width="3.683cm" svg:height="2.413cm" svg:x="30.083cm" svg:y="12.557cm">
            <text:p text:style-name="P1">SPI/I2C</text:p>
            <text:p text:style-name="P1">HDL Device</text:p>
            <text:p text:style-name="P1">Worker</text:p>
            <draw:enhanced-geometry svg:viewBox="0 0 21600 21600" draw:type="rectangle" draw:enhanced-path="M 0 0 L 21600 0 21600 21600 0 21600 0 0 Z N"/>
          </draw:custom-shape>
          <draw:connector draw:style-name="gr9" draw:text-style-name="P3" draw:layer="layout" svg:x1="30.083cm" svg:y1="13.763cm" svg:x2="29.067cm" svg:y2="13.763cm" draw:start-shape="id3" draw:end-shape="id4" draw:end-glue-point="1" svg:d="M30083 13763h-1016" svg:viewBox="0 0 1017 1">
            <text:p/>
          </draw:connector>
          <draw:connector draw:style-name="gr3" draw:text-style-name="P3" draw:layer="layout" svg:x1="28.686cm" svg:y1="10.207cm" svg:x2="30.337cm" svg:y2="6.524cm" draw:start-shape="id5" draw:start-glue-point="1" draw:end-shape="id2" draw:end-glue-point="3" svg:d="M28686 10207h825v-3683h826" svg:viewBox="0 0 1652 3684">
            <text:p/>
          </draw:connector>
          <draw:custom-shape draw:style-name="gr10" draw:text-style-name="P1" xml:id="id1" draw:id="id1" draw:layer="layout" svg:width="1.27cm" svg:height="1.016cm" svg:x="32.504cm" svg:y="1.635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6" draw:layer="layout" svg:width="5.08cm" svg:height="1.892cm" svg:x="27.297cm" svg:y="1.635cm">
            <draw:text-box>
              <text:p>I/Q Baseband data to Lime RFIC D/A Converters</text:p>
            </draw:text-box>
          </draw:frame>
          <draw:frame draw:style-name="gr11" draw:text-style-name="P6" draw:layer="layout" svg:width="6.731cm" svg:height="1.423cm" svg:x="18.526cm" svg:y="13.039cm">
            <draw:text-box>
              <text:p>Workers for Command and Control of RF Front End</text:p>
            </draw:text-box>
          </draw:frame>
          <draw:frame draw:style-name="gr11" draw:text-style-name="P6" draw:layer="layout" svg:width="6.731cm" svg:height="1.423cm" svg:x="2.778cm" svg:y="13.954cm">
            <draw:text-box>
              <text:p>Data Streamed from disk</text:p>
            </draw:text-box>
          </draw:frame>
          <draw:custom-shape draw:style-name="gr8" draw:text-style-name="P1" xml:id="id5" draw:id="id5" draw:layer="layout" svg:width="3.683cm" svg:height="2.413cm" svg:x="25.003cm" svg:y="9.001cm">
            <text:p text:style-name="P1">CIC Interpolator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9" draw:id="id9" draw:layer="layout" svg:width="3.429cm" svg:height="2.413cm" svg:x="16.367cm" svg:y="9.001cm">
            <text:p text:style-name="P1">FIR Real SSE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3.429cm" svg:height="2.413cm" svg:x="12.049cm" svg:y="9.001cm">
            <text:p text:style-name="P1">Zero Pad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7" draw:id="id7" draw:layer="layout" svg:width="3.429cm" svg:height="2.413cm" svg:x="7.731cm" svg:y="9.001cm">
            <text:p text:style-name="P1">MFSK Mapper</text:p>
            <text:p text:style-name="P1">HDL App</text:p>
            <text:p text:style-name="P1">Worker</text:p>
            <draw:enhanced-geometry svg:viewBox="0 0 21600 21600" draw:type="rectangle" draw:enhanced-path="M 0 0 L 21600 0 21600 21600 0 21600 0 0 Z N"/>
          </draw:custom-shape>
          <draw:custom-shape draw:style-name="gr1" draw:text-style-name="P7" xml:id="id10" draw:id="id10" draw:layer="layout" svg:width="3.429cm" svg:height="2.413cm" svg:x="20.685cm" svg:y="9.001cm">
            <text:p text:style-name="P1"><text:span text:style-name="T1">Phase To Amp</text:span></text:p>
            <text:p text:style-name="P1"><text:span text:style-name="T1">CORDIC</text:span></text:p>
            <text:p text:style-name="P1"><text:span text:style-name="T1">HDL App</text:span></text:p>
            <text:p text:style-name="P1"><text:span text:style-name="T1">Work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3.429cm" svg:height="2.413cm" svg:x="3.413cm" svg:y="9.001cm">
            <text:p text:style-name="P1">File Read</text:p>
            <text:p text:style-name="P1">RCC App</text:p>
            <text:p text:style-name="P1">Worker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842cm" svg:y1="10.207cm" svg:x2="7.731cm" svg:y2="10.207cm" draw:start-shape="id6" draw:start-glue-point="1" draw:end-shape="id7" draw:end-glue-point="3" svg:d="M6842 10207h889" svg:viewBox="0 0 890 1">
            <text:p/>
          </draw:connector>
          <draw:connector draw:style-name="gr3" draw:text-style-name="P3" draw:layer="layout" svg:x1="11.16cm" svg:y1="10.207cm" svg:x2="12.049cm" svg:y2="10.207cm" draw:start-shape="id7" draw:start-glue-point="1" draw:end-shape="id8" draw:end-glue-point="3" svg:d="M11160 10207h889" svg:viewBox="0 0 890 1">
            <text:p/>
          </draw:connector>
          <draw:connector draw:style-name="gr3" draw:text-style-name="P3" draw:layer="layout" svg:x1="15.478cm" svg:y1="10.207cm" svg:x2="16.367cm" svg:y2="10.207cm" draw:start-shape="id8" draw:start-glue-point="1" draw:end-shape="id9" draw:end-glue-point="3" svg:d="M15478 10207h889" svg:viewBox="0 0 890 1">
            <text:p/>
          </draw:connector>
          <draw:connector draw:style-name="gr3" draw:text-style-name="P3" draw:layer="layout" svg:x1="19.796cm" svg:y1="10.207cm" svg:x2="20.685cm" svg:y2="10.207cm" draw:start-shape="id9" draw:start-glue-point="1" draw:end-shape="id10" draw:end-glue-point="3" svg:d="M19796 10207h889" svg:viewBox="0 0 890 1">
            <text:p/>
          </draw:connector>
          <draw:connector draw:style-name="gr3" draw:text-style-name="P3" draw:layer="layout" svg:x1="24.114cm" svg:y1="10.207cm" svg:x2="25.003cm" svg:y2="10.207cm" draw:start-shape="id10" draw:start-glue-point="1" draw:end-shape="id5" draw:end-glue-point="3" svg:d="M24114 10207h889" svg:viewBox="0 0 890 1">
            <text:p/>
          </draw:connector>
          <draw:connector draw:style-name="gr3" draw:text-style-name="P3" draw:layer="layout" svg:x1="2.088cm" svg:y1="11.922cm" svg:x2="3.413cm" svg:y2="10.207cm" draw:start-shape="id11" draw:start-glue-point="5" draw:end-shape="id6" draw:end-glue-point="3" svg:d="M2088 11922v-1715h1325" svg:viewBox="0 0 1326 171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03:53.930283330</meta:creation-date>
    <dc:date>2018-09-12T15:17:07.204316108</dc:date>
    <meta:editing-duration>PT1H53M6S</meta:editing-duration>
    <meta:editing-cycles>7</meta:editing-cycles>
    <meta:generator>LibreOffice/5.3.6.1$Linux_X86_64 LibreOffice_project/30$Build-1</meta:generator>
    <meta:document-statistic meta:object-count="28"/>
  </office:meta>
</office:document-meta>
</file>